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ab4d"/>
    </style:style>
    <style:style style:name="P2" style:family="paragraph" style:parent-style-name="Standard">
      <style:text-properties fo:color="#5983b0"/>
    </style:style>
    <style:style style:name="P3" style:family="paragraph" style:parent-style-name="Standard">
      <style:text-properties officeooo:rsid="001f9658" officeooo:paragraph-rsid="001f9658"/>
    </style:style>
    <style:style style:name="P4" style:family="paragraph" style:parent-style-name="Standard">
      <style:text-properties officeooo:rsid="001f9ac7" officeooo:paragraph-rsid="001f9ac7"/>
    </style:style>
    <style:style style:name="P5" style:family="paragraph" style:parent-style-name="Standard">
      <style:text-properties officeooo:paragraph-rsid="00203d7a"/>
    </style:style>
    <style:style style:name="P6" style:family="paragraph" style:parent-style-name="Standard">
      <style:text-properties officeooo:rsid="00206d4d" officeooo:paragraph-rsid="00206d4d"/>
    </style:style>
    <style:style style:name="T1" style:family="text">
      <style:text-properties officeooo:rsid="001dab4d"/>
    </style:style>
    <style:style style:name="T2" style:family="text">
      <style:text-properties officeooo:rsid="001f9658"/>
    </style:style>
    <style:style style:name="T3" style:family="text">
      <style:text-properties fo:color="#5983b0"/>
    </style:style>
    <style:style style:name="T4" style:family="text">
      <style:text-properties officeooo:rsid="001f9ac7"/>
    </style:style>
    <style:style style:name="T5" style:family="text">
      <style:text-properties officeooo:rsid="00203d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30<text:span text:style-name="T1">50</text:span>-00<text:span text:style-name="T1">3</text:span> - Fall 2020 - Exam 2 - Review and Policy</text:p>
      <text:p text:style-name="Standard"/>
      <text:p text:style-name="Standard">•General Information</text:p>
      <text:p text:style-name="Standard">– Date: <text:span text:style-name="T1">Thursday</text:span> 11/1<text:span text:style-name="T1">9</text:span>/2020</text:p>
      <text:p text:style-name="Standard">– Start Time: <text:span text:style-name="T1">8</text:span>:0<text:span text:style-name="T1">0</text:span>AM Stop Time: <text:span text:style-name="T1">9</text:span>:<text:span text:style-name="T1">2</text:span>0AM.</text:p>
      <text:p text:style-name="Standard">– Location: The exam will be taken remotely.</text:p>
      <text:p text:style-name="Standard">– Materials will be accessible on ilearn 15 minutes before exam begins (<text:span text:style-name="T1">7</text:span>:<text:span text:style-name="T1">45</text:span>AM).</text:p>
      <text:p text:style-name="Standard">– Submissions will close on ilearn 15 minutes after exam ends (<text:span text:style-name="T1">9</text:span>:<text:span text:style-name="T1">3</text:span>5AM).</text:p>
      <text:p text:style-name="Standard"/>
      <text:p text:style-name="Standard">*************************IMPORTANT*************************</text:p>
      <text:p text:style-name="Standard">If you miss the deadline do the following <text:span text:style-name="T1">deliberately</text:span> and immediately.</text:p>
      <text:p text:style-name="Standard">∗ Do not panic. Email the instructor as soon as possible and explain your situation.</text:p>
      <text:p text:style-name="Standard">If you cannot email for any reason, please call the instructor’s office at 931-372-3732</text:p>
      <text:p text:style-name="Standard">as soon as possible. You should be directed to the instructor and a record will be</text:p>
      <text:p text:style-name="Standard">made of your attempt. Leave a voicemail if possible and explain your situation.</text:p>
      <text:p text:style-name="Standard">∗ Save your work but do not modify any files you intend to submit after 10</text:p>
      <text:p text:style-name="Standard">min past the stoptime. Do not change the file names or any content that</text:p>
      <text:p text:style-name="Standard">you intend to submit. A record of any changes will be made with a timestamp.</text:p>
      <text:p text:style-name="Standard">∗ Failure to contact me within 10 minutes of the deadline may affect your grade!</text:p>
      <text:p text:style-name="Standard">***************************************************************</text:p>
      <text:p text:style-name="Standard"/>
      <text:p text:style-name="Standard">• Exam 2 Format</text:p>
      <text:p text:style-name="Standard">– Exam will be completed as an ilearn assignment: Exam 2</text:p>
      <text:p text:style-name="Standard">– Access exam as PDF after <text:span text:style-name="T2">15 min prior to </text:span>Start Time on ilearn.</text:p>
      <text:p text:style-name="Standard">– Use a writing device of your choice ( i.e. pencil, tablet, MSword).</text:p>
      <text:p text:style-name="Standard">– Submit your work as a single PDF before Stop Time on ilearn.</text:p>
      <text:p text:style-name="Standard">– Each problem must be on at least one separate page.</text:p>
      <text:p text:style-name="Standard">– Label all answers. You are not required to write the problem statements.</text:p>
      <text:p text:style-name="Standard">– You are not required to print the exam.</text:p>
      <text:p text:style-name="Standard"/>
      <text:p text:style-name="Standard">• Materials Allowed in Exam</text:p>
      <text:p text:style-name="Standard">– Calculator of your choice (i.e. TI, MATLAB, etc.)</text:p>
      <text:p text:style-name="Standard">– Open book, open notes, open internet</text:p>
      <text:p text:style-name="Standard">– NO OTHER PEOPLE (besides instructor) OR ROBOTS, NO SOLUTION MANUALS</text:p>
      <text:p text:style-name="Standard">– Personal computer and a writing device of your choice, pencil or tablet, et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•Academic Integrity</text:p>
      <text:p text:style-name="Standard">– <text:span text:style-name="T3">Credit will only be awarded for original work. Zero credit will be earned for answers</text:span></text:p>
      <text:p text:style-name="P2">copied from solution manuals such as Chegg or others. This behavior will be treated</text:p>
      <text:p text:style-name="P2">as plagiarism which is a direct violation of the TNTECH Student Academic Misconduct</text:p>
      <text:p text:style-name="P2">Policy.</text:p>
      <text:p text:style-name="Standard">– You are not allowed communicate with anyone besides the instructor during test.</text:p>
      <text:p text:style-name="Standard">– This is a Self Proctored Exam - You are responsible for upholding the TNTECH</text:p>
      <text:p text:style-name="Standard">Student Academic Misconduct Policy</text:p>
      <text:p text:style-name="Standard">– You must write and sign the following honesty contract on the first page of your</text:p>
      <text:p text:style-name="Standard">exam (Part 2).</text:p>
      <text:p text:style-name="Standard"/>
      <text:p text:style-name="Standard">************************ IMPORTANT ************************</text:p>
      <text:p text:style-name="Standard">You have previously agreed to uphold the academic misconduct policy (for details,</text:p>
      <text:p text:style-name="Standard">view the Tennessee Tech’s Policy 340). This is just a reminder. You know if you</text:p>
      <text:p text:style-name="Standard">are doing the right thing or not but please ask the instructor if you have any</text:p>
      <text:p text:style-name="Standard">questions.</text:p>
      <text:p text:style-name="Standard">I</text:p>
      <text:p text:style-name="Standard">agree to follow the policy of this exam</text:p>
      <text:p text:style-name="Standard">as described in the document exam2 _review_policy_sec00<text:span text:style-name="T1">3</text:span>.pdf.</text:p>
      <text:p text:style-name="Standard">Signature</text:p>
      <text:p text:style-name="Standard">Date</text:p>
      <text:p text:style-name="Standard">Copy, sign, and date this contract on your exam.</text:p>
      <text:p text:style-name="Standard">***************************************************************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•Major Topics</text:p>
      <text:p text:style-name="Standard"/>
      <text:p text:style-name="P3">Modules: <text:tab/>6 <text:tab/>7 <text:s/><text:tab/>8 <text:tab/>9 <text:s/><text:tab/>10 <text:tab/> 11 <text:tab/> 12 <text:tab/>13 <text:tab/>- <text:s text:c="4"/>14 <text:s text:c="3"/>15 <text:s/>16 <text:s/>17 <text:s/>18 </text:p>
      <text:p text:style-name="Standard"/>
      <text:p text:style-name="Standard">– <text:s/><text:span text:style-name="T4">6 – energy methods <text:s/></text:span></text:p>
      <text:p text:style-name="Standard">– <text:s/><text:span text:style-name="T4">7 – damping elements</text:span></text:p>
      <text:p text:style-name="Standard"/>
      <text:p text:style-name="Standard">- 8,9 – ODEs + Trial Solution Method</text:p>
      <text:p text:style-name="Standard">- 10 <text:s/>- Laplace Transform Method for ODE<text:span text:style-name="T4">s</text:span></text:p>
      <text:p text:style-name="Standard"/>
      <text:p text:style-name="P4">-11,12 – Time Response </text:p>
      <text:p text:style-name="P4">- 13 – higher order system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ll exams (150 + 150 + (100+150))</text:p>
      <text:p text:style-name="Standard">•Exam - Probable Problem Breakdown (1<text:span text:style-name="T1">5</text:span>0 points)</text:p>
      <text:p text:style-name="Standard"/>
      <text:p text:style-name="P6">0. Concept Problem <text:s/>- removed for time </text:p>
      <text:p text:style-name="Standard"/>
      <text:p text:style-name="Standard">1. Technical Problem A (∼<text:span text:style-name="T1">33</text:span>% →<text:span text:style-name="T1"> 50 Points</text:span>) <text:s/><text:span text:style-name="T4">(6,7)</text:span></text:p>
      <text:p text:style-name="Standard">–</text:p>
      <text:p text:style-name="P1">2. Technical Problem B (∼<text:span text:style-name="T1">33</text:span>% →<text:span text:style-name="T1"> 50 Points</text:span>) <text:s/><text:span text:style-name="T4">(10)</text:span></text:p>
      <text:p text:style-name="Standard">–</text:p>
      <text:p text:style-name="P1">3. Technical Problem C (∼<text:span text:style-name="T1">33</text:span>%→<text:span text:style-name="T1"> 50 Points</text:span>) <text:s text:c="2"/><text:span text:style-name="T4">(11,12,13)</text:span> </text:p>
      <text:p text:style-name="Standard">–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• Study Material from TH</text:p>
      <text:p text:style-name="Standard">– Video Modules</text:p>
      <text:p text:style-name="Standard">– <text:span text:style-name="T1">Homework Solutions </text:span><text:span text:style-name="T4">(3,4,5) – </text:span><text:span text:style-name="T5">these today YES</text:span></text:p>
      <text:p text:style-name="P5">– Quiz Practice <text:span text:style-name="T4">Solutions</text:span> – <text:span text:style-name="T4">6,7,11 – open for grading until tomorrow 8:00 AM</text:span></text:p>
      <text:p text:style-name="P5"><text:span text:style-name="T4"><text:tab/><text:tab/><text:tab/><text:tab/>- </text:span><text:span text:style-name="T5">&gt; then closed with visible answe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07:38:59.477956550</meta:creation-date>
    <dc:date>2020-11-17T11:04:35.987057910</dc:date>
    <meta:editing-duration>PT2H24M2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75" meta:word-count="598" meta:character-count="3683" meta:non-whitespace-character-count="3083"/>
  </office:meta>
</office:document-meta>
</file>